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8b98"/>
    </style:style>
    <style:style style:name="P2" style:family="paragraph" style:parent-style-name="Text_20_body">
      <style:text-properties officeooo:rsid="000a31d2" officeooo:paragraph-rsid="000a31d2"/>
    </style:style>
    <style:style style:name="P3" style:family="paragraph" style:parent-style-name="Text_20_body">
      <style:text-properties officeooo:rsid="000ca914" officeooo:paragraph-rsid="000ca914"/>
    </style:style>
    <style:style style:name="P4" style:family="paragraph" style:parent-style-name="Text_20_body">
      <style:text-properties officeooo:rsid="0010c8cf"/>
    </style:style>
    <style:style style:name="P5" style:family="paragraph" style:parent-style-name="Text_20_body">
      <style:text-properties officeooo:rsid="0010c8cf" officeooo:paragraph-rsid="00129cd6"/>
    </style:style>
    <style:style style:name="P6" style:family="paragraph" style:parent-style-name="Heading_20_1">
      <style:text-properties officeooo:rsid="00068b98"/>
    </style:style>
    <style:style style:name="P7" style:family="paragraph" style:parent-style-name="Heading_20_2">
      <style:text-properties officeooo:rsid="00093507" officeooo:paragraph-rsid="00093507"/>
    </style:style>
    <style:style style:name="P8" style:family="paragraph" style:parent-style-name="Heading_20_3">
      <style:text-properties officeooo:rsid="000ca914"/>
    </style:style>
    <style:style style:name="P9" style:family="paragraph" style:parent-style-name="Heading_20_3">
      <style:text-properties officeooo:rsid="000a31d2" officeooo:paragraph-rsid="000a31d2"/>
    </style:style>
    <style:style style:name="P10" style:family="paragraph" style:parent-style-name="Heading_20_3">
      <style:text-properties officeooo:rsid="0010c8cf"/>
    </style:style>
    <style:style style:name="P11" style:family="paragraph" style:parent-style-name="Text_20_body" style:list-style-name="L1">
      <style:text-properties officeooo:paragraph-rsid="00093507"/>
    </style:style>
    <style:style style:name="P12" style:family="paragraph" style:parent-style-name="Text_20_body" style:list-style-name="L1">
      <style:text-properties officeooo:paragraph-rsid="000a31d2"/>
    </style:style>
    <style:style style:name="P13" style:family="paragraph" style:parent-style-name="Text_20_body" style:list-style-name="L1">
      <style:text-properties officeooo:paragraph-rsid="000ecec8"/>
    </style:style>
    <style:style style:name="P14" style:family="paragraph" style:parent-style-name="Text_20_body" style:list-style-name="L1">
      <style:text-properties officeooo:rsid="00093507" officeooo:paragraph-rsid="00093507"/>
    </style:style>
    <style:style style:name="P15" style:family="paragraph" style:parent-style-name="Text_20_body" style:list-style-name="L1">
      <style:text-properties officeooo:rsid="000a31d2" officeooo:paragraph-rsid="000a31d2"/>
    </style:style>
    <style:style style:name="P16" style:family="paragraph" style:parent-style-name="Text_20_body" style:list-style-name="L3">
      <style:text-properties officeooo:rsid="000a31d2" officeooo:paragraph-rsid="000a31d2"/>
    </style:style>
    <style:style style:name="P17" style:family="paragraph" style:parent-style-name="Text_20_body" style:list-style-name="L2">
      <style:text-properties officeooo:rsid="000ecec8" officeooo:paragraph-rsid="000ecec8"/>
    </style:style>
    <style:style style:name="P18" style:family="paragraph" style:parent-style-name="Text_20_body" style:list-style-name="L3">
      <style:text-properties officeooo:paragraph-rsid="000ca914"/>
    </style:style>
    <style:style style:name="P19" style:family="paragraph" style:parent-style-name="Text_20_body" style:list-style-name="L3">
      <style:text-properties officeooo:rsid="000b3940" officeooo:paragraph-rsid="000b3940"/>
    </style:style>
    <style:style style:name="P20" style:family="paragraph" style:parent-style-name="Text_20_body">
      <style:text-properties officeooo:rsid="00129cd6" officeooo:paragraph-rsid="00129cd6"/>
    </style:style>
    <style:style style:name="P21" style:family="paragraph" style:parent-style-name="Text_20_body" style:list-style-name="L4">
      <style:text-properties officeooo:rsid="00129cd6" officeooo:paragraph-rsid="00129cd6"/>
    </style:style>
    <style:style style:name="P22" style:family="paragraph" style:parent-style-name="Text_20_body" style:list-style-name="L5">
      <style:text-properties officeooo:rsid="00129cd6" officeooo:paragraph-rsid="00129cd6"/>
    </style:style>
    <style:style style:name="T1" style:family="text">
      <style:text-properties officeooo:rsid="00093507"/>
    </style:style>
    <style:style style:name="T2" style:family="text">
      <style:text-properties officeooo:rsid="000a31d2"/>
    </style:style>
    <style:style style:name="T3" style:family="text">
      <style:text-properties officeooo:rsid="000d33cf"/>
    </style:style>
    <style:style style:name="T4" style:family="text">
      <style:text-properties officeooo:rsid="000ecec8"/>
    </style:style>
    <style:style style:name="T5" style:family="text">
      <style:text-properties officeooo:rsid="001160e7"/>
    </style:style>
    <style:style style:name="T6" style:family="text">
      <style:text-properties officeooo:rsid="00129cd6"/>
    </style:style>
    <style:style style:name="T7" style:family="text">
      <style:text-properties officeooo:rsid="00145cc8"/>
    </style:style>
    <style:style style:name="T8" style:family="text">
      <style:text-properties officeooo:rsid="001493fc"/>
    </style:style>
    <style:style style:name="T9" style:family="text">
      <style:text-properties officeooo:rsid="000ca9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ebiny Framework – UI Guidelines</text:h>
      <text:p text:style-name="P1"/>
      <text:h text:style-name="P7" text:outline-level="2">General</text:h>
      <text:list xml:id="list2786420892602988388" text:style-name="L1">
        <text:list-item>
          <text:p text:style-name="P14">The general layout must be mobile responsive, both smartphone and tablet. </text:p>
        </text:list-item>
        <text:list-item>
          <text:p text:style-name="P11"><text:span text:style-name="T1">Use unsemantic grid (</text:span><text:a xlink:type="simple" xlink:href="http://unsemantic.com/"><text:span text:style-name="T1">http://unsemantic.com/</text:span></text:a><text:span text:style-name="T1"> ) with media-queries.</text:span></text:p>
        </text:list-item>
        <text:list-item>
          <text:p text:style-name="P14">Make sure the design works on all major browsers (please test all platforms, including linux because there can sometimes be issues with loading <text:span text:style-name="T5">of </text:span>fonts)</text:p>
        </text:list-item>
        <text:list-item>
          <text:p text:style-name="P14">You can use webfonts, but only over google fonts</text:p>
        </text:list-item>
        <text:list-item>
          <text:p text:style-name="P14">jQuery is the Javascript library of choice </text:p>
        </text:list-item>
        <text:list-item>
          <text:p text:style-name="P14">HTML5 / CSS3 is the standard you should use</text:p>
        </text:list-item>
        <text:list-item>
          <text:p text:style-name="P15">The design must follow our brand guidelines.</text:p>
        </text:list-item>
        <text:list-item>
          <text:p text:style-name="P12"><text:span text:style-name="T2">You must use KendoUI (the free open-source version) for all form elements. Use KendoUI Theme builder to create the Webiny KendoUI theme (</text:span><text:a xlink:type="simple" xlink:href="http://demos.kendoui.com/themebuilder/web.html"><text:span text:style-name="T2">http://demos.kendoui.com/themebuilder/web.html</text:span></text:a><text:span text:style-name="T2">)</text:span></text:p>
        </text:list-item>
        <text:list-item>
          <text:p text:style-name="P12"><text:span text:style-name="T2">Your input as a UI / UX expert is expected to improve the layout accordingly. You</text:span><text:span text:style-name="T3"> are not expected just to create a design from the provided mockups, but to polish its user experience.</text:span></text:p>
        </text:list-item>
        <text:list-item>
          <text:p text:style-name="P13"><text:span text:style-name="T4">It's preferred that for icons you use font awesome (</text:span><text:a xlink:type="simple" xlink:href="http://fortawesome.github.io/Font-Awesome/icons/"><text:span text:style-name="T4">http://fortawesome.github.io/Font-Awesome/icons/</text:span></text:a><text:span text:style-name="T4"> ) so that the design looks good on retina displays</text:span></text:p>
        </text:list-item>
      </text:list>
      <text:p text:style-name="P2"/>
      <text:h text:style-name="P8" text:outline-level="3">Layout</text:h>
      <text:list xml:id="list8471882425709594027" text:style-name="L2">
        <text:list-item>
          <text:p text:style-name="P17">The master layout must support styles for the next html elements:</text:p>
          <text:list>
            <text:list-item>
              <text:p text:style-name="P17">paragraph</text:p>
            </text:list-item>
            <text:list-item>
              <text:p text:style-name="P17">link (hover, active, focus states)</text:p>
            </text:list-item>
            <text:list-item>
              <text:p text:style-name="P17">bold</text:p>
            </text:list-item>
            <text:list-item>
              <text:p text:style-name="P17">italic</text:p>
            </text:list-item>
            <text:list-item>
              <text:p text:style-name="P17">horizontal separator</text:p>
            </text:list-item>
            <text:list-item>
              <text:p text:style-name="P17">headings 1- 4</text:p>
            </text:list-item>
            <text:list-item>
              <text:p text:style-name="P17">lists (ul and ol) with up to 3 nested levels</text:p>
            </text:list-item>
            <text:list-item>
              <text:p text:style-name="P17"/>
            </text:list-item>
          </text:list>
        </text:list-item>
      </text:list>
      <text:p text:style-name="P2"/>
      <text:h text:style-name="P9" text:outline-level="3"><text:soft-page-break/>Forms</text:h>
      <text:list xml:id="list8898471855992244143" text:style-name="L3">
        <text:list-item>
          <text:p text:style-name="P16">As stated before, form elements must be based on KendoUI</text:p>
        </text:list-item>
        <text:list-item>
          <text:p text:style-name="P16">Make sure the elements are usable on mobile devices and tables</text:p>
        </text:list-item>
        <text:list-item>
          <text:p text:style-name="P16">Every form must have a success, error, warning and info message designed</text:p>
        </text:list-item>
        <text:list-item>
          <text:p text:style-name="P16">Some messages cannot be closed, while others will have an X mark for closing them</text:p>
        </text:list-item>
        <text:list-item>
          <text:p text:style-name="P16">Form messages can contain either a paragraph or an Unordered List (UL)</text:p>
        </text:list-item>
        <text:list-item>
          <text:p text:style-name="P16">Every form element must have an info holder, where some description can be placed. Also make sure you design the error messages for inline validations by every form element.</text:p>
        </text:list-item>
        <text:list-item>
          <text:p text:style-name="P19">Make sure you include 3 button colors, positive action, negative action and neutral action</text:p>
        </text:list-item>
        <text:list-item>
          <text:p text:style-name="P19">Make sure that button has an active state, disabled state and loading state</text:p>
        </text:list-item>
        <text:list-item>
          <text:p text:style-name="P18"><text:span text:style-name="T9">Please design the form fieldsets and form legends</text:span></text:p>
        </text:list-item>
      </text:list>
      <text:p text:style-name="P3"/>
      <text:h text:style-name="P10" text:outline-level="3">Grids</text:h>
      <text:p text:style-name="P4"/>
      <text:p text:style-name="P4"/>
      <text:p text:style-name="P20">Refs</text:p>
      <text:p text:style-name="P5"><text:span text:style-name="T6">Google Analytics, </text:span><text:span text:style-name="T7">Behance, Trello</text:span></text:p>
      <text:list xml:id="list7572916051730550321" text:style-name="L4">
        <text:list-item>
          <text:p text:style-name="P21">General layout: top navigation and sidebar..general layout concept </text:p>
        </text:list-item>
      </text:list>
      <text:p text:style-name="P20">MailChimp</text:p>
      <text:list xml:id="list8057913530826916735" text:style-name="L5">
        <text:list-item>
          <text:p text:style-name="P22">Login page</text:p>
        </text:list-item>
      </text:list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5:15:01.60</meta:creation-date>
    <dc:date>2013-06-20T14:08:53.70</dc:date>
    <meta:editing-duration>PT1H26M57S</meta:editing-duration>
    <meta:editing-cycles>7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38" meta:word-count="364" meta:character-count="2120" meta:non-whitespace-character-count="1819"/>
  </office:meta>
</office:document-meta>
</file>